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visible" draw:shadow-offset-x="0.305cm" draw:shadow-offset-y="0.305cm"/>
    </style:style>
    <style:style style:name="gr2" style:family="graphic" style:parent-style-name="standard">
      <style:graphic-properties draw:fill="solid" draw:fill-color="#ffffff" draw:fill-gradient-name="Gradient_20_1" draw:fill-hatch-name="Black_20_0_20_Degrees" draw:fill-image-name="Empty" draw:textarea-horizontal-align="justify" draw:textarea-vertical-align="middle" draw:auto-grow-height="false" draw:shadow="visible" draw:shadow-offset-x="0.305cm" draw:shadow-offset-y="0.305cm"/>
    </style:style>
    <style:style style:name="gr3" style:family="graphic" style:parent-style-name="standard">
      <style:graphic-properties draw:stroke="none" svg:stroke-color="#000000" draw:fill="solid" draw:fill-color="#ffffff" draw:fill-gradient-name="Gradient_20_1" draw:fill-hatch-name="Black_20_0_20_Degrees" draw:fill-image-name="Empty" draw:textarea-horizontal-align="left" draw:auto-grow-height="true" draw:auto-grow-width="true" fo:min-height="0cm" fo:min-width="0cm" draw:shadow="hidden" draw:shadow-offset-x="0.305cm" draw:shadow-offset-y="0.305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 draw:shadow="hidden" draw:shadow-offset-x="0.305cm" draw:shadow-offset-y="0.3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6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4cm" fo:min-width="0cm"/>
    </style:style>
    <style:style style:name="gr8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11" style:family="graphic" style:parent-style-name="standard">
      <style:graphic-properties draw:marker-start="Arrow" draw:marker-end="Arrow" draw:textarea-horizontal-align="center" draw:textarea-vertical-align="middl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marker-start="" draw:marker-end="Arrow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553cm"/>
    </style:style>
    <style:style style:name="gr15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031cm" fo:min-width="0cm" draw:shadow="hidden" draw:shadow-offset-x="0.305cm" draw:shadow-offset-y="0.305cm"/>
    </style:style>
    <style:style style:name="gr18" style:family="graphic" style:parent-style-name="standard">
      <style:graphic-properties draw:fill="solid" draw:fill-color="#cccccc" draw:textarea-horizontal-align="center" draw:textarea-vertical-align="middle" draw:shadow="visible"/>
    </style:style>
    <style:style style:name="gr19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20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marker-start="Arrowheads_20_2" draw:marker-start-width="0.3cm" draw:marker-end="Arrowheads_20_2" draw:marker-end-width="0.3cm" draw:textarea-horizontal-align="center" draw:textarea-vertical-align="middle"/>
    </style:style>
    <style:style style:name="gr2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stroke="none" svg:stroke-color="#000000" draw:marker-start="Arrowheads_20_2" draw:marker-end="Arrowheads_20_2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348cm" svg:height="19.465cm" svg:x="10.17cm" svg:y="1.707cm">
          <text:p/>
          <draw:enhanced-geometry svg:viewBox="0 0 21600 21600" draw:type="rectangle" draw:enhanced-path="M 0 0 L 21600 0 21600 21600 0 21600 0 0 Z N"/>
        </draw:custom-shape>
        <draw:g draw:id="id3">
          <draw:custom-shape draw:style-name="gr2" draw:text-style-name="P1" draw:layer="layout" svg:width="4.105cm" svg:height="3.388cm" svg:x="15.947cm" svg:y="9.195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3.567cm" svg:height="1.673cm" svg:x="16.219cm" svg:y="10.085cm">
            <draw:text-box>
              <text:p><text:s text:c="2"/>or1200</text:p>
              <text:p>OpenRISC</text:p>
            </draw:text-box>
          </draw:frame>
        </draw:g>
        <draw:g draw:id="id11">
          <draw:custom-shape draw:style-name="gr1" draw:text-style-name="P1" draw:layer="layout" svg:width="4.105cm" svg:height="3.388cm" svg:x="32.269cm" svg:y="15.976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1.776cm" svg:height="0.962cm" svg:x="33.407cm" svg:y="17.138cm">
            <draw:text-box>
              <text:p>ETH</text:p>
            </draw:text-box>
          </draw:frame>
        </draw:g>
        <draw:g draw:id="id4">
          <draw:custom-shape draw:style-name="gr1" draw:text-style-name="P1" draw:layer="layout" svg:width="3.339cm" svg:height="2.558cm" svg:x="11.069cm" svg:y="17.141cm">
            <text:p/>
            <draw:enhanced-geometry svg:viewBox="0 0 21600 21600" draw:type="rectangle" draw:enhanced-path="M 0 0 L 21600 0 21600 21600 0 21600 0 0 Z N"/>
          </draw:custom-shape>
          <draw:frame draw:style-name="gr5" draw:layer="layout" svg:width="2.653cm" svg:height="1.673cm" svg:x="11.374cm" svg:y="17.618cm">
            <draw:text-box>
              <text:p>start-up</text:p>
              <text:p><text:s/>Starter</text:p>
            </draw:text-box>
          </draw:frame>
        </draw:g>
        <draw:g draw:id="id15">
          <draw:custom-shape draw:style-name="gr1" draw:text-style-name="P1" draw:layer="layout" svg:width="4.105cm" svg:height="3.388cm" svg:x="32.281cm" svg:y="7.625cm">
            <text:p/>
            <draw:enhanced-geometry svg:viewBox="0 0 21600 21600" draw:type="rectangle" draw:enhanced-path="M 0 0 L 21600 0 21600 21600 0 21600 0 0 Z N"/>
          </draw:custom-shape>
          <draw:frame draw:style-name="gr6" draw:layer="layout" svg:width="1.526cm" svg:height="0.962cm" svg:x="33.619cm" svg:y="8.787cm">
            <draw:text-box>
              <text:p>SPI</text:p>
            </draw:text-box>
          </draw:frame>
        </draw:g>
        <draw:g draw:id="id13">
          <draw:custom-shape draw:style-name="gr1" draw:text-style-name="P1" draw:layer="layout" svg:width="4.105cm" svg:height="3.388cm" svg:x="32.296cm" svg:y="11.906cm">
            <text:p/>
            <draw:enhanced-geometry svg:viewBox="0 0 21600 21600" draw:type="rectangle" draw:enhanced-path="M 0 0 L 21600 0 21600 21600 0 21600 0 0 Z N"/>
          </draw:custom-shape>
          <draw:frame draw:style-name="gr7" draw:layer="layout" svg:width="2.221cm" svg:height="0.962cm" svg:x="33.238cm" svg:y="13.159cm">
            <draw:text-box>
              <text:p>UART</text:p>
            </draw:text-box>
          </draw:frame>
        </draw:g>
        <draw:line draw:style-name="gr8" draw:text-style-name="P1" draw:id="id5" draw:layer="layout" svg:x1="20.099cm" svg:y1="10.42cm" svg:x2="25.479cm" svg:y2="10.43cm">
          <text:p/>
        </draw:line>
        <draw:line draw:style-name="gr8" draw:text-style-name="P1" draw:layer="layout" svg:x1="20.077cm" svg:y1="11.449cm" svg:x2="25.506cm" svg:y2="11.451cm">
          <text:p/>
        </draw:line>
        <draw:frame draw:style-name="gr6" draw:layer="layout" svg:width="0.959cm" svg:height="0.962cm" svg:x="20.624cm" svg:y="10.567cm">
          <draw:text-box>
            <text:p>D</text:p>
          </draw:text-box>
        </draw:frame>
        <draw:frame draw:style-name="gr6" draw:layer="layout" svg:width="0.68cm" svg:height="0.962cm" svg:x="20.745cm" svg:y="9.6cm">
          <draw:text-box>
            <text:p>I</text:p>
          </draw:text-box>
        </draw:frame>
        <draw:g>
          <draw:custom-shape draw:style-name="gr1" draw:text-style-name="P1" draw:layer="layout" svg:width="4.105cm" svg:height="3.388cm" svg:x="15.968cm" svg:y="14.77cm">
            <text:p/>
            <draw:enhanced-geometry svg:viewBox="0 0 21600 21600" draw:type="rectangle" draw:enhanced-path="M 0 0 L 21600 0 21600 21600 0 21600 0 0 Z N"/>
          </draw:custom-shape>
          <draw:frame draw:style-name="gr6" draw:layer="layout" svg:width="1.903cm" svg:height="0.962cm" svg:x="17.106cm" svg:y="15.932cm">
            <draw:text-box>
              <text:p>RAM</text:p>
            </draw:text-box>
          </draw:frame>
        </draw:g>
        <draw:line draw:style-name="gr8" draw:text-style-name="P1" draw:layer="layout" svg:x1="25.478cm" svg:y1="16.256cm" svg:x2="20.088cm" svg:y2="16.256cm">
          <text:p/>
        </draw:line>
        <draw:rect draw:style-name="gr9" draw:text-style-name="P3" draw:id="id2" draw:layer="layout" svg:width="4.214cm" svg:height="3.117cm" svg:x="15.887cm" svg:y="4.426cm">
          <text:p text:style-name="P2"><text:span text:style-name="T1">Advanced</text:span></text:p>
          <text:p text:style-name="P2"><text:span text:style-name="T1">Debug</text:span><text:span text:style-name="T1"><text:line-break/></text:span><text:span text:style-name="T1">Interface</text:span></text:p>
        </draw:rect>
        <draw:rect draw:style-name="gr9" draw:text-style-name="P3" draw:id="id1" draw:layer="layout" svg:width="3.175cm" svg:height="3.175cm" svg:x="11.137cm" svg:y="4.396cm">
          <text:p text:style-name="P2"><text:span text:style-name="T1">JTAG</text:span></text:p>
          <text:p text:style-name="P2"><text:span text:style-name="T1">TAP</text:span></text:p>
        </draw:rect>
        <draw:custom-shape draw:style-name="gr10" draw:text-style-name="P4" draw:layer="layout" svg:width="2.592cm" svg:height="17.462cm" svg:x="24.615cm" svg:y="2.678cm">
          <text:p text:style-name="P2"><text:span text:style-name="T2">W</text:span></text:p>
          <text:p text:style-name="P2"><text:span text:style-name="T2">i</text:span></text:p>
          <text:p text:style-name="P2"><text:span text:style-name="T2">s</text:span></text:p>
          <text:p text:style-name="P2"><text:span text:style-name="T2">h</text:span></text:p>
          <text:p text:style-name="P2"><text:span text:style-name="T2">b</text:span></text:p>
          <text:p text:style-name="P2"><text:span text:style-name="T2">o</text:span></text:p>
          <text:p text:style-name="P2"><text:span text:style-name="T2">n</text:span></text:p>
          <text:p text:style-name="P2"><text:span text:style-name="T2">e</text:span></text:p>
          <draw:enhanced-geometry svg:viewBox="0 0 21600 21600" draw:mirror-horizontal="false" draw:mirror-vertical="false" draw:text-areas="?f0 ?f8 ?f2 ?f9" draw:type="up-down-arrow" draw:modifiers="7290.63729346971 1501.7441860465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1" draw:text-style-name="P1" draw:layer="layout" svg:x1="14.312cm" svg:y1="5.983cm" svg:x2="15.887cm" svg:y2="5.984cm" draw:start-shape="id1" draw:start-glue-point="1" draw:end-shape="id2" draw:end-glue-point="3" svg:d="m14312 5983h938v1h637">
          <text:p/>
        </draw:connector>
        <draw:connector draw:style-name="gr11" draw:text-style-name="P1" draw:layer="layout" svg:x1="17.994cm" svg:y1="7.543cm" svg:x2="17.999cm" svg:y2="9.195cm" draw:start-shape="id2" draw:start-glue-point="2" draw:end-shape="id3" draw:end-glue-point="0" svg:d="m17994 7543v976h5v676">
          <text:p/>
        </draw:connector>
        <draw:line draw:style-name="gr12" draw:text-style-name="P1" draw:layer="layout" svg:x1="20.121cm" svg:y1="5.975cm" svg:x2="25.463cm" svg:y2="5.969cm">
          <text:p/>
        </draw:line>
        <draw:connector draw:style-name="gr13" draw:text-style-name="P1" draw:layer="layout" svg:x1="12.738cm" svg:y1="17.141cm" svg:x2="22.789cm" svg:y2="10.43cm" draw:start-shape="id4" draw:start-glue-point="0" draw:end-shape="id5" svg:d="m12738 17141v-3281h10051v-3430">
          <text:p/>
        </draw:connector>
        <draw:g>
          <draw:custom-shape draw:style-name="gr1" draw:text-style-name="P1" draw:layer="layout" svg:width="4.105cm" svg:height="3.388cm" svg:x="32.232cm" svg:y="3.659cm">
            <text:p/>
            <draw:enhanced-geometry svg:viewBox="0 0 21600 21600" draw:type="rectangle" draw:enhanced-path="M 0 0 L 21600 0 21600 21600 0 21600 0 0 Z N"/>
          </draw:custom-shape>
          <draw:frame draw:style-name="gr14" draw:layer="layout" svg:width="4.053cm" svg:height="0.962cm" svg:x="32.339cm" svg:y="4.821cm">
            <draw:text-box>
              <text:p>or1k_startup</text:p>
            </draw:text-box>
          </draw:frame>
        </draw:g>
        <draw:line draw:style-name="gr15" draw:text-style-name="P1" draw:layer="layout" svg:x1="26.319cm" svg:y1="5.232cm" svg:x2="32.26cm" svg:y2="5.232cm">
          <text:p/>
        </draw:line>
        <draw:line draw:style-name="gr12" draw:text-style-name="P1" draw:layer="layout" svg:x1="26.37cm" svg:y1="9.273cm" svg:x2="32.311cm" svg:y2="9.273cm">
          <text:p/>
        </draw:line>
        <draw:line draw:style-name="gr12" draw:text-style-name="P1" draw:layer="layout" svg:x1="26.313cm" svg:y1="13.458cm" svg:x2="32.254cm" svg:y2="13.458cm">
          <text:p/>
        </draw:line>
        <draw:line draw:style-name="gr16" draw:text-style-name="P1" draw:layer="layout" svg:x1="26.33cm" svg:y1="16.832cm" svg:x2="32.271cm" svg:y2="16.832cm">
          <text:p/>
        </draw:line>
        <draw:line draw:style-name="gr12" draw:text-style-name="P1" draw:layer="layout" svg:x1="26.331cm" svg:y1="18.239cm" svg:x2="32.272cm" svg:y2="18.239cm">
          <text:p/>
        </draw:line>
        <draw:g draw:id="id12">
          <draw:custom-shape draw:style-name="gr1" draw:text-style-name="P1" draw:layer="layout" svg:width="4.105cm" svg:height="3.388cm" svg:x="39.728cm" svg:y="15.963cm">
            <text:p/>
            <draw:enhanced-geometry svg:viewBox="0 0 21600 21600" draw:type="rectangle" draw:enhanced-path="M 0 0 L 21600 0 21600 21600 0 21600 0 0 Z N"/>
          </draw:custom-shape>
          <draw:frame draw:style-name="gr17" draw:layer="layout" svg:width="1.802cm" svg:height="2.281cm" svg:x="40.866cm" svg:y="16.817cm">
            <draw:text-box>
              <text:p>ETH</text:p>
              <text:p>PHY</text:p>
            </draw:text-box>
          </draw:frame>
        </draw:g>
        <draw:g draw:id="id14">
          <draw:custom-shape draw:style-name="gr1" draw:text-style-name="P1" draw:layer="layout" svg:width="4.105cm" svg:height="3.388cm" svg:x="39.698cm" svg:y="11.904cm">
            <text:p/>
            <draw:enhanced-geometry svg:viewBox="0 0 21600 21600" draw:type="rectangle" draw:enhanced-path="M 0 0 L 21600 0 21600 21600 0 21600 0 0 Z N"/>
          </draw:custom-shape>
          <draw:frame draw:style-name="gr17" draw:layer="layout" svg:width="3.791cm" svg:height="2.281cm" svg:x="39.798cm" svg:y="12.705cm">
            <draw:text-box>
              <text:p><text:s text:c="4"/>UART</text:p>
              <text:p>Transceiver</text:p>
            </draw:text-box>
          </draw:frame>
        </draw:g>
        <draw:g draw:id="id16">
          <draw:custom-shape draw:style-name="gr1" draw:text-style-name="P1" draw:layer="layout" svg:width="4.105cm" svg:height="3.388cm" svg:x="39.659cm" svg:y="7.632cm">
            <text:p/>
            <draw:enhanced-geometry svg:viewBox="0 0 21600 21600" draw:type="rectangle" draw:enhanced-path="M 0 0 L 21600 0 21600 21600 0 21600 0 0 Z N"/>
          </draw:custom-shape>
          <draw:frame draw:style-name="gr17" draw:layer="layout" svg:width="3.601cm" svg:height="2.281cm" svg:x="39.835cm" svg:y="8.357cm">
            <draw:text-box>
              <text:p><text:s text:c="6"/>SPI</text:p>
              <text:p><text:s text:c="2"/>EEPROM</text:p>
            </draw:text-box>
          </draw:frame>
        </draw:g>
        <draw:rect draw:style-name="gr18" draw:text-style-name="P5" draw:id="id10" draw:layer="layout" svg:width="5.715cm" svg:height="1.27cm" svg:x="2.315cm" svg:y="10.536cm">
          <text:p text:style-name="P2"><text:span text:style-name="T3">JTAG Cable</text:span></text:p>
        </draw:rect>
        <draw:rect draw:style-name="gr9" draw:text-style-name="P5" draw:id="id8" draw:layer="layout" svg:width="5.715cm" svg:height="1.905cm" svg:x="2.315cm" svg:y="7.361cm">
          <text:p text:style-name="P2"><text:span text:style-name="T3">Advanced JTAG</text:span></text:p>
          <text:p text:style-name="P2"><text:span text:style-name="T3">Bridge</text:span></text:p>
        </draw:rect>
        <draw:rect draw:style-name="gr19" draw:text-style-name="P5" draw:id="id7" draw:layer="layout" svg:width="5.715cm" svg:height="1.905cm" svg:x="2.315cm" svg:y="4.821cm">
          <text:p text:style-name="P2"><text:span text:style-name="T3">GDB</text:span></text:p>
        </draw:rect>
        <draw:rect draw:style-name="gr19" draw:text-style-name="P5" draw:id="id6" draw:layer="layout" svg:width="5.715cm" svg:height="1.27cm" svg:x="2.315cm" svg:y="2.916cm">
          <text:p text:style-name="P2"><text:span text:style-name="T3">GDB Front-end</text:span></text:p>
          <text:p text:style-name="P2"><text:span text:style-name="T3">(DDD, Eclipse)</text:span></text:p>
        </draw:rect>
        <draw:rect draw:style-name="gr20" draw:text-style-name="P1" draw:id="id9" draw:layer="layout" svg:width="6.985cm" svg:height="8.255cm" svg:x="1.68cm" svg:y="1.646cm">
          <text:p/>
        </draw:rect>
        <draw:connector draw:style-name="gr21" draw:text-style-name="P1" draw:layer="layout" svg:x1="5.172cm" svg:y1="4.186cm" svg:x2="5.172cm" svg:y2="4.821cm" draw:start-shape="id6" draw:start-glue-point="2" draw:end-shape="id7" draw:end-glue-point="0" svg:d="m5172 4186v635">
          <text:p/>
        </draw:connector>
        <draw:connector draw:style-name="gr21" draw:text-style-name="P1" draw:layer="layout" svg:x1="5.172cm" svg:y1="6.726cm" svg:x2="5.172cm" svg:y2="7.361cm" draw:start-shape="id7" draw:start-glue-point="2" draw:end-shape="id8" draw:end-glue-point="0" svg:d="m5172 6726v635">
          <text:p/>
        </draw:connector>
        <draw:connector draw:style-name="gr22" draw:text-style-name="P1" draw:layer="layout" svg:x1="8.665cm" svg:y1="5.773cm" svg:x2="8.665cm" svg:y2="5.773cm" draw:start-shape="id9" draw:end-shape="id9" svg:d="m8665 5773">
          <text:p/>
        </draw:connector>
        <draw:connector draw:style-name="gr21" draw:text-style-name="P1" draw:layer="layout" svg:x1="5.172cm" svg:y1="10.536cm" svg:x2="5.172cm" svg:y2="9.266cm" draw:start-shape="id10" draw:start-glue-point="0" draw:end-shape="id8" draw:end-glue-point="2" svg:d="m5172 10536v-1270">
          <text:p/>
        </draw:connector>
        <draw:frame draw:style-name="gr23" draw:text-style-name="P7" draw:layer="layout" svg:width="6.35cm" svg:height="0.806cm" svg:x="1.68cm" svg:y="1.646cm">
          <draw:text-box>
            <text:p text:style-name="P6"><text:span text:style-name="T2">PC Workstation Software</text:span></text:p>
          </draw:text-box>
        </draw:frame>
        <draw:connector draw:style-name="gr11" draw:text-style-name="P1" draw:layer="layout" svg:x1="8.03cm" svg:y1="11.171cm" svg:x2="11.137cm" svg:y2="5.983cm" draw:start-shape="id10" draw:start-glue-point="1" draw:end-shape="id1" draw:end-glue-point="3" svg:d="m8030 11171h1704v-5188h1403">
          <text:p/>
        </draw:connector>
        <draw:connector draw:style-name="gr11" draw:text-style-name="P1" draw:layer="layout" svg:x1="36.374cm" svg:y1="17.67cm" svg:x2="39.728cm" svg:y2="17.657cm" draw:start-shape="id11" draw:start-glue-point="1" draw:end-shape="id12" draw:end-glue-point="3" svg:d="m36374 17670h1829v-13h1525">
          <text:p/>
        </draw:connector>
        <draw:connector draw:style-name="gr11" draw:text-style-name="P1" draw:layer="layout" svg:x1="36.401cm" svg:y1="13.6cm" svg:x2="39.698cm" svg:y2="13.598cm" draw:start-shape="id13" draw:start-glue-point="1" draw:end-shape="id14" svg:d="m36401 13600h1800v-2h1497">
          <text:p/>
        </draw:connector>
        <draw:connector draw:style-name="gr11" draw:text-style-name="P1" draw:layer="layout" svg:x1="36.386cm" svg:y1="9.319cm" svg:x2="39.659cm" svg:y2="9.326cm" draw:start-shape="id15" draw:start-glue-point="1" draw:end-shape="id16" draw:end-glue-point="3" svg:d="m36386 9319h1788v7h1485">
          <text:p/>
        </draw:connector>
        <draw:frame draw:style-name="gr6" draw:text-style-name="P8" draw:layer="layout" svg:width="2.725cm" svg:height="0.962cm" svg:x="11.13cm" svg:y="2.41cm">
          <draw:text-box>
            <text:p><text:span text:style-name="T4">minso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Arrowheads_20_2" draw:display-name="Arrowheads 2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6.99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aul Fajardo</meta:initial-creator>
    <meta:creation-date>2009-11-03T20:07:21</meta:creation-date>
    <dc:date>2010-01-22T12:35:13</dc:date>
    <dc:creator>Raul Fajardo</dc:creator>
    <meta:editing-duration>PT01H38M36S</meta:editing-duration>
    <meta:editing-cycles>24</meta:editing-cycles>
    <meta:generator>OpenOffice.org/3.1$Linux OpenOffice.org_project/310m19$Build-9420</meta:generator>
    <meta:document-statistic meta:object-count="63"/>
  </office:meta>
</office:document-meta>
</file>